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5.338cm" fo:min-width="3.884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5.62cm" fo:min-width="5.3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1cm" fo:min-width="0.3cm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7.9cm" svg:x="2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3cm" svg:height="8.3cm" svg:x="1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5cm" svg:height="1.5cm" svg:x="3.8cm" svg:y="7.9cm">
          <text:p text:style-name="P2">Io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3cm" svg:y1="8.65cm" svg:x2="6.5cm" svg:y2="8.65cm" draw:start-shape="id1" draw:start-glue-point="1" draw:end-shape="id2" draw:end-glue-point="3" svg:d="M5300 8650h1200" svg:viewBox="0 0 1201 1">
          <text:p/>
        </draw:connector>
        <draw:custom-shape draw:style-name="gr3" draw:text-style-name="P1" xml:id="id2" draw:id="id2" draw:layer="layout" svg:width="1.5cm" svg:height="1.5cm" svg:x="6.5cm" svg:y="7.9cm"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cm" svg:height="1.7cm" svg:x="5.5cm" svg:y="9cm">
          <text:p text:style-name="P3"><text:span text:style-name="T1">S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" draw:layer="layout" svg:width="1.5cm" svg:height="1.5cm" svg:x="7.2cm" svg:y="9.1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6" draw:id="id6" draw:layer="layout" svg:width="1.5cm" svg:height="1.5cm" svg:x="24.1cm" svg:y="9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24.8cm" svg:y="10.2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1.7cm" svg:height="1.7cm" svg:x="23.1cm" svg:y="10.1cm">
          <text:p text:style-name="P3"><text:span text:style-name="T1">S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1" xml:id="id5" draw:id="id5" draw:layer="layout" svg:width="7.3cm" svg:height="0.8cm" svg:x="12.2cm" svg:y="14.6cm">
          <text:p text:style-name="P2">C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6cm" svg:height="1.2cm" svg:x="1.1cm" svg:y="10.4cm">
          <text:p text:style-name="P2"><text:span text:style-name="T2">City1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5" draw:layer="layout" svg:width="1.6cm" svg:height="1.2cm" svg:x="26.701cm" svg:y="10.001cm">
          <text:p text:style-name="P2"><text:span text:style-name="T2">City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4" draw:id="id4" draw:layer="layout" svg:width="7.3cm" svg:height="0.8cm" svg:x="12.201cm" svg:y="10.901cm">
          <draw:glue-point draw:id="4" svg:x="2.806cm" svg:y="-5.012cm"/>
          <text:p text:style-name="P2">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7.3cm" svg:height="0.8cm" svg:x="12.202cm" svg:y="7.202cm">
          <text:p text:style-name="P2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7cm" svg:height="1.7cm" svg:x="5.501cm" svg:y="10.801cm">
          <text:p text:style-name="P3"><text:span text:style-name="T1">S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" draw:layer="layout" svg:width="1.5cm" svg:height="1.5cm" svg:x="7.201cm" svg:y="10.901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1.7cm" svg:height="1.7cm" svg:x="5.502cm" svg:y="12.602cm">
          <text:p text:style-name="P3"><text:span text:style-name="T1">S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1" draw:layer="layout" svg:width="1.5cm" svg:height="1.5cm" svg:x="7.202cm" svg:y="12.702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1.5cm" svg:height="1.5cm" svg:x="24.801cm" svg:y="12.001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1.7cm" svg:height="1.7cm" svg:x="23.101cm" svg:y="11.901cm">
          <text:p text:style-name="P3"><text:span text:style-name="T1">S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4" draw:text-style-name="P2" draw:layer="layout" draw:line-skew="0.899cm" svg:x1="8cm" svg:y1="8.65cm" svg:x2="12.202cm" svg:y2="7.602cm" draw:start-shape="id2" draw:start-glue-point="1" draw:end-shape="id3" draw:end-glue-point="3" svg:d="M8000 8650h3000v-1048h1202" svg:viewBox="0 0 4203 1049">
          <text:p/>
        </draw:connector>
        <draw:connector draw:style-name="gr4" draw:text-style-name="P2" draw:layer="layout" draw:line-skew="0.899cm" svg:x1="8cm" svg:y1="8.65cm" svg:x2="12.201cm" svg:y2="11.301cm" draw:start-shape="id2" draw:start-glue-point="1" draw:end-shape="id4" draw:end-glue-point="3" svg:d="M8000 8650h3000v2651h1201" svg:viewBox="0 0 4202 2652">
          <text:p/>
        </draw:connector>
        <draw:connector draw:style-name="gr4" draw:text-style-name="P2" draw:layer="layout" draw:line-skew="0.9cm" svg:x1="8cm" svg:y1="8.65cm" svg:x2="12.2cm" svg:y2="15cm" draw:start-shape="id2" draw:start-glue-point="1" draw:end-shape="id5" draw:end-glue-point="3" svg:d="M8000 8650h3000v6350h1200" svg:viewBox="0 0 4201 6351">
          <text:p/>
        </draw:connector>
        <draw:connector draw:style-name="gr4" draw:text-style-name="P2" draw:layer="layout" draw:line-skew="-0.801cm" svg:x1="24.1cm" svg:y1="9.75cm" svg:x2="19.501cm" svg:y2="11.301cm" draw:start-shape="id6" draw:start-glue-point="3" draw:end-shape="id4" draw:end-glue-point="1" svg:d="M24100 9750h-3100v1551h-1499" svg:viewBox="0 0 4600 1552">
          <text:p/>
        </draw:connector>
        <draw:connector draw:style-name="gr4" draw:text-style-name="P2" draw:layer="layout" draw:line-skew="-0.801cm" svg:x1="24.1cm" svg:y1="9.75cm" svg:x2="19.5cm" svg:y2="15cm" draw:start-shape="id6" draw:start-glue-point="3" draw:end-shape="id5" draw:end-glue-point="1" svg:d="M24100 9750h-3100v5250h-1500" svg:viewBox="0 0 4601 5251">
          <text:p/>
        </draw:connector>
        <draw:connector draw:style-name="gr9" draw:text-style-name="P2" draw:layer="layout" svg:x1="15.851cm" svg:y1="10.901cm" svg:x2="15.852cm" svg:y2="8.002cm" draw:start-shape="id4" draw:start-glue-point="0" draw:end-shape="id3" draw:end-glue-point="2" svg:d="M15851 10901v-1449h1v-1450" svg:viewBox="0 0 2 2900">
          <text:p/>
        </draw:connector>
        <draw:connector draw:style-name="gr9" draw:text-style-name="P2" draw:layer="layout" svg:x1="15.851cm" svg:y1="11.701cm" svg:x2="15.85cm" svg:y2="14.6cm" draw:start-shape="id4" draw:start-glue-point="2" draw:end-shape="id5" draw:end-glue-point="0" svg:d="M15851 11701v1450h-1v1449" svg:viewBox="0 0 2 2900">
          <text:p/>
        </draw:connector>
        <draw:custom-shape draw:style-name="gr3" draw:text-style-name="P1" xml:id="id7" draw:id="id7" draw:layer="layout" svg:width="1.5cm" svg:height="1.5cm" svg:x="22.9cm" svg:y="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cm" svg:height="1.5cm" svg:x="15.2cm" svg:y="4cm">
          <text:p text:style-name="P2">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201cm" svg:x1="22.9cm" svg:y1="7.75cm" svg:x2="19.501cm" svg:y2="11.301cm" draw:start-shape="id7" draw:start-glue-point="3" draw:end-shape="id4" draw:end-glue-point="1" svg:d="M22900 7750h-1900v3551h-1499" svg:viewBox="0 0 3400 3552">
          <text:p/>
        </draw:connector>
        <draw:connector draw:style-name="gr4" draw:text-style-name="P2" draw:layer="layout" svg:x1="23.65cm" svg:y1="7cm" svg:x2="16.7cm" svg:y2="4.75cm" draw:start-shape="id7" draw:start-glue-point="0" draw:end-shape="id8" draw:end-glue-point="1" svg:d="M23650 7000v-2250h-6950" svg:viewBox="0 0 6951 2251">
          <text:p/>
        </draw:connector>
        <draw:connector draw:style-name="gr4" draw:text-style-name="P2" draw:layer="layout" svg:x1="15.95cm" svg:y1="4cm" svg:x2="24.85cm" svg:y2="9cm" draw:start-shape="id8" draw:start-glue-point="0" draw:end-shape="id6" draw:end-glue-point="0" svg:d="M15950 4000v-501h8900v5501" svg:viewBox="0 0 8901 5502">
          <text:p/>
        </draw:connector>
        <draw:connector draw:style-name="gr4" draw:text-style-name="P2" draw:layer="layout" svg:x1="15.2cm" svg:y1="4.75cm" svg:x2="7.25cm" svg:y2="7.9cm" draw:start-shape="id8" draw:start-glue-point="3" draw:end-shape="id2" draw:end-glue-point="0" svg:d="M15200 4750h-7950v3150" svg:viewBox="0 0 7951 3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4-21T16:23:14.013108948</dc:date>
    <meta:editing-duration>PT2H29M15S</meta:editing-duration>
    <meta:editing-cycles>7</meta:editing-cycles>
    <meta:generator>LibreOffice/5.4.6.2$Linux_X86_64 LibreOffice_project/40$Build-2</meta:generator>
    <meta:document-statistic meta:object-count="34"/>
  </office:meta>
</office:document-meta>
</file>